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o Nro. 3.2: Tipos de Dato Colección - Listas</text:title></text:p>
      <text:p text:style-name="OrgTitle"/>
      <text:p text:style-name="OrgSubtitle"><text:initial-creator>Juan Jose Della Vecchi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1d5260">1. Ejercicio 1:</text:a></text:p>
          <text:p text:style-name="Contents_20_1"><text:a xlink:type="simple" xlink:href="#org7ee4986">2. Ejercicio 2:</text:a></text:p>
          <text:p text:style-name="Contents_20_1"><text:a xlink:type="simple" xlink:href="#orga4ba75c">3. Ejercicio 3:</text:a></text:p>
          <text:p text:style-name="Contents_20_1"><text:a xlink:type="simple" xlink:href="#org9b0f88d">4. Ejercicio 4:</text:a></text:p>
          <text:p text:style-name="Contents_20_1"><text:a xlink:type="simple" xlink:href="#org1c01a03">5. Ejercicio 5:</text:a></text:p>
          <text:p text:style-name="Contents_20_1"><text:a xlink:type="simple" xlink:href="#org2332d70">6. Ejercicio 6:</text:a></text:p>
          <text:p text:style-name="Contents_20_1"><text:a xlink:type="simple" xlink:href="#org46af111">7. Ejercicio 7:</text:a></text:p>
          <text:p text:style-name="Contents_20_1"><text:a xlink:type="simple" xlink:href="#org775f3f7">8. Ejercicio 8:</text:a></text:p>
          <text:p text:style-name="Contents_20_1"><text:a xlink:type="simple" xlink:href="#org607f51a">9. Ejercicio 9:</text:a></text:p>
          <text:p text:style-name="Contents_20_1"><text:a xlink:type="simple" xlink:href="#orgb1df14c">10. Ejercicio 10:</text:a></text:p>
          <text:p text:style-name="Contents_20_1"><text:a xlink:type="simple" xlink:href="#org02405a7">11. Ejercicio 11:</text:a></text:p>
          <text:p text:style-name="Contents_20_1"><text:a xlink:type="simple" xlink:href="#org7afb70d">12. Ejercicio 12:</text:a></text:p>
          <text:p text:style-name="Contents_20_1"><text:a xlink:type="simple" xlink:href="#org1e8eae2">13. Ejercicio 13:</text:a></text:p>
          <text:p text:style-name="Contents_20_1"><text:a xlink:type="simple" xlink:href="#orgf6d5c8d">14. Ejercicio 14:</text:a></text:p>
          <text:p text:style-name="Contents_20_1"><text:a xlink:type="simple" xlink:href="#org61586ec">15. Ejercicio 15:</text:a></text:p>
          <text:p text:style-name="Contents_20_1"><text:a xlink:type="simple" xlink:href="#org6cba8e3">16. Ejercicio 16:</text:a></text:p>
          <text:p text:style-name="Contents_20_1"><text:a xlink:type="simple" xlink:href="#org458f5a9">17. Ejercicio 17:</text:a></text:p>
        </text:index-body>
      </text:table-of-content>
      <text:p text:style-name="Text_20_body">Nota: Asuma una cantidad especíca de elementos cuando el ejercicio no lo
especique.
</text:p>
      <text:h text:style-name="Heading_20_1" text:outline-level="1" text:is-list-header="false">
<text:bookmark-start text:name="OrgXref.orgc1d5260"/>
<text:bookmark text:name="orgc1d5260"/>Ejercicio 1:
<text:bookmark-end text:name="OrgXref.orgc1d5260"/></text:h>
      <text:p text:style-name="Text_20_body">Dada la siguiente lista l=[10,"hola",2.5,20,"que",3.5,30,"tal",4.5]
se pide recuperar:
</text:p>
      <text:list text:style-name="OrgNumberedList" text:continue-numbering="false">
        <text:list-item>
          <text:p text:style-name="Text_20_body">el 30
</text:p>
        </text:list-item>
        <text:list-item>
          <text:p text:style-name="Text_20_body">"hola"
</text:p>
        </text:list-item>
        <text:list-item>
          <text:p text:style-name="Text_20_body">10,"hola",2.5
</text:p>
        </text:list-item>
        <text:list-item>
          <text:p text:style-name="Text_20_body">Los strings
</text:p>
        </text:list-item>
        <text:list-item>
          <text:p text:style-name="Text_20_body">Los flotantes
</text:p>
        </text:list-item>
        <text:list-item>
          <text:p text:style-name="Text_20_body">Los enteros
</text:p>
        </text:list-item>
      </text:list>
      <text:p text:style-name="OrgSrcBlock"><text:span text:style-name="OrgSrcFontLockVariableNameFace">l</text:span><text:s/>=<text:s/><text:span text:style-name="OrgSrcRainbowDelimitersDepth1Face">[</text:span>10,<text:span text:style-name="OrgSrcFontLockStringFace">"hola"</text:span>,2.5,20,<text:span text:style-name="OrgSrcFontLockStringFace">"que"</text:span>,3.5,30,<text:span text:style-name="OrgSrcFontLockStringFace">"tal"</text:span>,4.5<text:span text:style-name="OrgSrcRainbowDelimitersDepth1Face">]</text:span></text:p>
      <text:p text:style-name="OrgSrcBlock"><text:span text:style-name="OrgSrcFontLockBuiltinFace">print</text:span><text:s/><text:span text:style-name="OrgSrcRainbowDelimitersDepth1Face">(</text:span>l<text:span text:style-name="OrgSrcRainbowDelimitersDepth2Face">[</text:span>6<text:span text:style-name="OrgSrcRainbowDelimitersDepth2Face">]</text:span><text:span text:style-name="OrgSrcRainbowDelimitersDepth1Face">)</text:span></text:p>
      <text:p text:style-name="OrgSrcBlock"><text:span text:style-name="OrgSrcFontLockBuiltinFace">print</text:span><text:s/><text:span text:style-name="OrgSrcRainbowDelimitersDepth1Face">(</text:span>l<text:span text:style-name="OrgSrcRainbowDelimitersDepth2Face">[</text:span>2<text:span text:style-name="OrgSrcRainbowDelimitersDepth2Face">]</text:span><text:span text:style-name="OrgSrcRainbowDelimitersDepth1Face">)</text:span></text:p>
      <text:p text:style-name="OrgSrcBlock"><text:span text:style-name="OrgSrcFontLockBuiltinFace">print</text:span><text:s/><text:span text:style-name="OrgSrcRainbowDelimitersDepth1Face">(</text:span>l<text:span text:style-name="OrgSrcRainbowDelimitersDepth2Face">[</text:span>:3<text:span text:style-name="OrgSrcRainbowDelimitersDepth2Face">]</text:span><text:span text:style-name="OrgSrcRainbowDelimitersDepth1Face">)</text:span></text:p>
      <text:p text:style-name="OrgSrcBlock"><text:span text:style-name="OrgSrcFontLockVariableNameFace">strings</text:span><text:s/>=<text:s/><text:span text:style-name="OrgSrcFontLockStringFace">"hola"</text:span></text:p>
      <text:p text:style-name="OrgSrcBlock"><text:span text:style-name="OrgSrcFontLockVariableNameFace">flotantes</text:span><text:s/>=<text:s/>1.0</text:p>
      <text:p text:style-name="OrgSrcBlock"><text:span text:style-name="OrgSrcFontLockVariableNameFace">enteros</text:span><text:s/>=<text:s/>1</text:p>
      <text:p text:style-name="OrgSrcBlock"><text:span text:style-name="OrgSrcFontLockBuiltinFace">print</text:span><text:s/><text:span text:style-name="OrgSrcRainbowDelimitersDepth1Face">(</text:span><text:span text:style-name="OrgSrcFontLockStringFace">"Los<text:s/>strings<text:s/>son:"</text:span>,<text:s/>strings<text:span text:style-name="OrgSrcRainbowDelimitersDepth1Face">)</text:span></text:p>
      <text:p text:style-name="OrgSrcBlock"><text:span text:style-name="OrgSrcFontLockBuiltinFace">print</text:span><text:s/><text:span text:style-name="OrgSrcRainbowDelimitersDepth1Face">(</text:span><text:span text:style-name="OrgSrcFontLockStringFace">"los<text:s/>flotantes<text:s/>son:"</text:span>,<text:s/>flotantes<text:span text:style-name="OrgSrcRainbowDelimitersDepth1Face">)</text:span></text:p>
      <text:p text:style-name="OrgSrcBlockLastLine"><text:span text:style-name="OrgSrcFontLockBuiltinFace">print</text:span><text:s/><text:span text:style-name="OrgSrcRainbowDelimitersDepth1Face">(</text:span><text:span text:style-name="OrgSrcFontLockStringFace">"los<text:s/>enteros<text:s/>son:"</text:span>,<text:s/>enteros<text:span text:style-name="OrgSrcRainbowDelimitersDepth1Face">)</text:span></text:p>
      <text:h text:style-name="Heading_20_1" text:outline-level="1" text:is-list-header="false">
<text:bookmark-start text:name="OrgXref.org7ee4986"/>
<text:bookmark text:name="org7ee4986"/>Ejercicio 2:
<text:bookmark-end text:name="OrgXref.org7ee4986"/></text:h>
      <text:p text:style-name="Text_20_body">Realice las siguientes actividades:
</text:p>
      <text:list text:style-name="OrgNumberedList" text:continue-numbering="false">
        <text:list-item>
          <text:p text:style-name="Text_20_body">Defina una lista l de tres números donde cada número es 0.
</text:p>
        </text:list-item>
        <text:list-item>
          <text:p text:style-name="Text_20_body">Defina una lista de un único elemento.
</text:p>
        </text:list-item>
        <text:list-item>
          <text:p text:style-name="Text_20_body">Defina una lista con n 0s.
</text:p>
        </text:list-item>
      </text:list>
      <text:p text:style-name="OrgSrcBlockLastLine"/>
      <text:h text:style-name="Heading_20_1" text:outline-level="1" text:is-list-header="false">
<text:bookmark-start text:name="OrgXref.orga4ba75c"/>
<text:bookmark text:name="orga4ba75c"/>Ejercicio 3:
<text:bookmark-end text:name="OrgXref.orga4ba75c"/></text:h>
      <text:p text:style-name="Text_20_body">Defina las listas l0 y l1 cada una con dos elementos numéricos
</text:p>
      <text:p text:style-name="Text_20_body">y luego construya la lista r cuyos elementos son la suma de los elemen-
tos de l0 y l1. Ejemplo: Si l0=[10,20] y l1=[8,20] la tupla r tiene que
</text:p>
      <text:p text:style-name="Text_20_body">contener r=[18,40].
</text:p>
      <text:p text:style-name="OrgSrcBlockLastLine"/>
      <text:h text:style-name="Heading_20_1" text:outline-level="1" text:is-list-header="false">
<text:bookmark-start text:name="OrgXref.org9b0f88d"/>
<text:bookmark text:name="org9b0f88d"/>Ejercicio 4:
<text:bookmark-end text:name="OrgXref.org9b0f88d"/></text:h>
      <text:p text:style-name="Text_20_body">Escriba un ejemplo que muestre que las listas son mutables.
</text:p>
      <text:p text:style-name="OrgSrcBlockLastLine"/>
      <text:h text:style-name="Heading_20_1" text:outline-level="1" text:is-list-header="false">
<text:bookmark-start text:name="OrgXref.org1c01a03"/>
<text:bookmark text:name="org1c01a03"/>Ejercicio 5:
<text:bookmark-end text:name="OrgXref.org1c01a03"/></text:h>
      <text:p text:style-name="Text_20_body">Escriba un programa que dada una lista t con 5 elementos y
un número n produzca como resultado una nueva lista con todos los
elementos de la lista t multiplicados por el número n.
</text:p>
      <text:p text:style-name="OrgSrcBlock"><text:span text:style-name="OrgSrcFontLockVariableNameFace">l</text:span><text:s/>=<text:s/><text:span text:style-name="OrgSrcRainbowDelimitersDepth1Face">[</text:span><text:s/>1,<text:s/>1,<text:s/>2,<text:s/>3,<text:s/>5<text:span text:style-name="OrgSrcRainbowDelimitersDepth1Face">]</text:span></text:p>
      <text:p text:style-name="OrgSrcBlock"><text:span text:style-name="OrgSrcFontLockVariableNameFace">n</text:span><text:s/>=<text:s/>3</text:p>
      <text:p text:style-name="OrgSrcBlock"><text:span text:style-name="OrgSrcFontLockVariableNameFace">nueval</text:span><text:s/>=<text:s/><text:span text:style-name="OrgSrcRainbowDelimitersDepth1Face">[</text:span><text:span text:style-name="OrgSrcRainbowDelimitersDepth1Face">]</text:span></text:p>
      <text:p text:style-name="OrgSrcBlock"><text:span text:style-name="OrgSrcFontLockVariableNameFace">nueval</text:span><text:s/>=<text:s/><text:span text:style-name="OrgSrcFontLockBuiltinFace">list</text:span><text:span text:style-name="OrgSrcRainbowDelimitersDepth1Face">(</text:span><text:span text:style-name="OrgSrcFontLockBuiltinFace">map</text:span><text:s/><text:span text:style-name="OrgSrcRainbowDelimitersDepth2Face">(</text:span><text:span text:style-name="OrgSrcFontLockKeywordFace">lambda</text:span><text:s/>el:el*n,<text:s/>l<text:span text:style-name="OrgSrcRainbowDelimitersDepth2Face">)</text:span>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nueval<text:span text:style-name="OrgSrcRainbowDelimitersDepth1Face">)</text:span></text:p>
      <text:h text:style-name="Heading_20_1" text:outline-level="1" text:is-list-header="false">
<text:bookmark-start text:name="OrgXref.org2332d70"/>
<text:bookmark text:name="org2332d70"/>Ejercicio 6:
<text:bookmark-end text:name="OrgXref.org2332d70"/></text:h>
      <text:p text:style-name="Text_20_body">Escriba un programa que almacene el valor de tres variables
ingresadas por el usuario en una lista.
</text:p>
      <text:p text:style-name="OrgSrcBlock"><text:span text:style-name="OrgSrcFontLockVariableNameFace">lista</text:span><text:s/>=<text:s/><text:span text:style-name="OrgSrcRainbowDelimitersDepth1Face">[</text:span><text:span text:style-name="OrgSrcRainbowDelimitersDepth1Face">]</text:span></text:p>
      <text:p text:style-name="OrgSrcBlock"><text:span text:style-name="OrgSrcFontLockKeywordFace">for</text:span><text:s/>x<text:s/><text:span text:style-name="OrgSrcFontLockKeywordFace">in</text:span><text:s/><text:span text:style-name="OrgSrcFontLockBuiltinFace">range</text:span><text:span text:style-name="OrgSrcRainbowDelimitersDepth1Face">(</text:span>3<text:span text:style-name="OrgSrcRainbowDelimitersDepth1Face">)</text:span>:</text:p>
      <text:p text:style-name="OrgSrcBlock"><text:s/><text:s/><text:span text:style-name="OrgSrcFontLockVariableNameFace">n</text:span><text:s/>=<text:s/><text:span text:style-name="OrgSrcFontLockBuiltinFace">input</text:span><text:s/><text:span text:style-name="OrgSrcRainbowDelimitersDepth1Face">(</text:span><text:span text:style-name="OrgSrcFontLockStringFace">"ingrese<text:s/>un<text:s/>elemento<text:s/>para<text:s/>agregar<text:s/>a<text:s/>la<text:s/>lista:<text:s/>"</text:span><text:span text:style-name="OrgSrcRainbowDelimitersDepth1Face">)</text:span></text:p>
      <text:p text:style-name="OrgSrcBlock"><text:s/><text:s/>lista.append<text:span text:style-name="OrgSrcRainbowDelimitersDepth1Face">(</text:span>n<text:span text:style-name="OrgSrcRainbowDelimitersDepth1Face">)</text:span></text:p>
      <text:p text:style-name="OrgSrcBlock"/>
      <text:p text:style-name="OrgSrcBlockLastLine"><text:span text:style-name="OrgSrcFontLockBuiltinFace">print</text:span><text:span text:style-name="OrgSrcRainbowDelimitersDepth1Face">(</text:span>lista<text:span text:style-name="OrgSrcRainbowDelimitersDepth1Face">)</text:span></text:p>
      <text:h text:style-name="Heading_20_1" text:outline-level="1" text:is-list-header="false">
<text:bookmark-start text:name="OrgXref.org46af111"/>
<text:bookmark text:name="org46af111"/>Ejercicio 7:
<text:bookmark-end text:name="OrgXref.org46af111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cuatro números, los almacene una
</text:p>
        </text:list-item>
      </text:list>
      <text:p text:style-name="Text_20_body">lista l.
</text:p>
      <text:list text:style-name="OrgNumberedList" text:continue-numbering="false">
        <text:list-item>
          <text:p text:style-name="Text_20_body">Genere una lista s la cual se obtiene sumando a cada elemento de
</text:p>
        </text:list-item>
      </text:list>
      <text:p text:style-name="Text_20_body">l un valor ingresado por el usuario.
</text:p>
      <text:list text:style-name="OrgNumberedList" text:continue-numbering="false">
        <text:list-item>
          <text:p text:style-name="Text_20_body">Genere una lista r la cual se obtiene restando a cada elemento de
</text:p>
        </text:list-item>
      </text:list>
      <text:p text:style-name="Text_20_body">l un valor ingresado por el usuario.
</text:p>
      <text:list text:style-name="OrgNumberedList" text:continue-numbering="false">
        <text:list-item>
          <text:p text:style-name="Text_20_body">Imprima: con leyendas adecuadas la tupla l, s y r.
</text:p>
        </text:list-item>
      </text:list>
      <text:p text:style-name="OrgSrcBlock"><text:span text:style-name="OrgSrcFontLockVariableNameFace">lista</text:span><text:s/>=<text:s/><text:span text:style-name="OrgSrcRainbowDelimitersDepth1Face">[</text:span><text:span text:style-name="OrgSrcRainbowDelimitersDepth1Face">]</text:span></text:p>
      <text:p text:style-name="OrgSrcBlock"><text:span text:style-name="OrgSrcFontLockKeywordFace">for</text:span><text:s/>x<text:s/><text:span text:style-name="OrgSrcFontLockKeywordFace">in</text:span><text:s/><text:span text:style-name="OrgSrcFontLockBuiltinFace">range</text:span><text:span text:style-name="OrgSrcRainbowDelimitersDepth1Face">(</text:span>4<text:span text:style-name="OrgSrcRainbowDelimitersDepth1Face">)</text:span>:</text:p>
      <text:p text:style-name="OrgSrcBlock"><text:s/><text:s/><text:span text:style-name="OrgSrcFontLockVariableNameFace">n</text:span><text:s/>=<text:s/><text:span text:style-name="OrgSrcFontLockBuiltinFace">int</text:span><text:span text:style-name="OrgSrcRainbowDelimitersDepth1Face">(</text:span><text:span text:style-name="OrgSrcFontLockBuiltinFace">input</text:span><text:s/><text:span text:style-name="OrgSrcRainbowDelimitersDepth2Face">(</text:span><text:span text:style-name="OrgSrcFontLockStringFace">"ingrese<text:s/>un<text:s/>numero<text:s/>para<text:s/>agregar<text:s/>a<text:s/>la<text:s/>lista:<text:s/>"</text:span><text:span text:style-name="OrgSrcRainbowDelimitersDepth2Face">)</text:span><text:span text:style-name="OrgSrcRainbowDelimitersDepth1Face">)</text:span></text:p>
      <text:p text:style-name="OrgSrcBlock"><text:s/><text:s/>lista.append<text:span text:style-name="OrgSrcRainbowDelimitersDepth1Face">(</text:span>n<text:span text:style-name="OrgSrcRainbowDelimitersDepth1Face">)</text:span></text:p>
      <text:p text:style-name="OrgSrcBlock"/>
      <text:p text:style-name="OrgSrcBlockLastLine"><text:span text:style-name="OrgSrcFontLockBuiltinFace">print</text:span><text:span text:style-name="OrgSrcRainbowDelimitersDepth1Face">(</text:span>lista<text:span text:style-name="OrgSrcRainbowDelimitersDepth1Face">)</text:span></text:p>
      <text:h text:style-name="Heading_20_1" text:outline-level="1" text:is-list-header="false">
<text:bookmark-start text:name="OrgXref.org775f3f7"/>
<text:bookmark text:name="org775f3f7"/>Ejercicio 8:
<text:bookmark-end text:name="OrgXref.org775f3f7"/></text:h>
      <text:p text:style-name="Text_20_body">Cree una lista y muestre:
</text:p>
      <text:list text:style-name="OrgNumberedList" text:continue-numbering="false">
        <text:list-item>
          <text:p text:style-name="Text_20_body">El acceso a un elemento de la lista.
</text:p>
        </text:list-item>
        <text:list-item>
          <text:p text:style-name="Text_20_body">Qué sucede si se intenta acceder a una posición inexistente de la
</text:p>
        </text:list-item>
      </text:list>
      <text:p text:style-name="Text_20_body">lista.
</text:p>
      <text:list text:style-name="OrgNumberedList" text:continue-numbering="false">
        <text:list-item>
          <text:p text:style-name="Text_20_body">Cómo se calcula la longitud de una lista.
</text:p>
        </text:list-item>
      </text:list>
      <text:p text:style-name="OrgSrcBlockLastLine"/>
      <text:h text:style-name="Heading_20_1" text:outline-level="1" text:is-list-header="false">
<text:bookmark-start text:name="OrgXref.org607f51a"/>
<text:bookmark text:name="org607f51a"/>Ejercicio 9:
<text:bookmark-end text:name="OrgXref.org607f51a"/></text:h>
      <text:p text:style-name="Text_20_body">Construya un programa que permita que el usuario ingrese una
lista de dos elementos y luego desempaquete la lista en dos variables a
y b. Luego el programa debe imprimir las variables a y b.
</text:p>
      <text:p text:style-name="OrgSrcBlockLastLine"/>
      <text:h text:style-name="Heading_20_1" text:outline-level="1" text:is-list-header="false">
<text:bookmark-start text:name="OrgXref.orgb1df14c"/>
<text:bookmark text:name="orgb1df14c"/>Ejercicio 10:
<text:bookmark-end text:name="OrgXref.orgb1df14c"/></text:h>
      <text:p text:style-name="Text_20_body">Escriba un programa que permita que el usuario ingrese dos
valores en las variables a y b y luego empaquete dichos valores en una
lista. Luego el programa debe imprimir la tupla resultado.
</text:p>
      <text:p text:style-name="OrgSrcBlockLastLine"/>
      <text:h text:style-name="Heading_20_1" text:outline-level="1" text:is-list-header="false">
<text:bookmark-start text:name="OrgXref.org02405a7"/>
<text:bookmark text:name="org02405a7"/>Ejercicio 11:
<text:bookmark-end text:name="OrgXref.org02405a7"/></text:h>
      <text:p text:style-name="Text_20_body">Escriba un programa que permita que el usuario ingrese un
número a y una lista l. Luego el programa debe imprimir True si el
número a está en l y False en otro caso.
</text:p>
      <text:p text:style-name="OrgSrcBlockLastLine"/>
      <text:h text:style-name="Heading_20_1" text:outline-level="1" text:is-list-header="false">
<text:bookmark-start text:name="OrgXref.org7afb70d"/>
<text:bookmark text:name="org7afb70d"/>Ejercicio 12:
<text:bookmark-end text:name="OrgXref.org7afb70d"/></text:h>
      <text:p text:style-name="Text_20_body">Escriba un programa que permita que el usuario ingrese un
número a y una lista l. Luego el programa debe imprimir por pantalla
la posición del número a en la lista l. En caso de que el número a no se
encuentre en l el programa debe imprimir -1.
</text:p>
      <text:p text:style-name="OrgSrcBlockLastLine"/>
      <text:h text:style-name="Heading_20_1" text:outline-level="1" text:is-list-header="false">
<text:bookmark-start text:name="OrgXref.org1e8eae2"/>
<text:bookmark text:name="org1e8eae2"/>Ejercicio 13:
<text:bookmark-end text:name="OrgXref.org1e8eae2"/></text:h>
      <text:p text:style-name="Text_20_body">Realice las siguientes actividades:
</text:p>
      <text:list text:style-name="OrgNumberedList" text:continue-numbering="false">
        <text:list-item>
          <text:p text:style-name="Text_20_body">Explique el concepto de rodaja.
</text:p>
        </text:list-item>
        <text:list-item>
          <text:p text:style-name="Text_20_body">Explique el concepto de zancada.
</text:p>
        </text:list-item>
        <text:list-item>
          <text:p text:style-name="Text_20_body">Por cada concepto explicado de ejemplos.
</text:p>
        </text:list-item>
      </text:list>
      <text:p text:style-name="OrgSrcBlockLastLine"/>
      <text:h text:style-name="Heading_20_1" text:outline-level="1" text:is-list-header="false">
<text:bookmark-start text:name="OrgXref.orgf6d5c8d"/>
<text:bookmark text:name="orgf6d5c8d"/>Ejercicio 14:
<text:bookmark-end text:name="OrgXref.orgf6d5c8d"/></text:h>
      <text:p text:style-name="Text_20_body">Escriba un programa que permita que el usuario ingrese un
número a y una lista l. Luego el programa debe mostrar por pantalla
la cantidad de veces que aparece el número a en la lista l.
</text:p>
      <text:p text:style-name="OrgSrcBlockLastLine"/>
      <text:h text:style-name="Heading_20_1" text:outline-level="1" text:is-list-header="false">
<text:bookmark-start text:name="OrgXref.org61586ec"/>
<text:bookmark text:name="org61586ec"/>Ejercicio 15:
<text:bookmark-end text:name="OrgXref.org61586ec"/></text:h>
      <text:p text:style-name="Text_20_body">Dada la lista l=[34, 3.2, Juan, Pedro,-2] se pide:
</text:p>
      <text:list text:style-name="OrgNumberedList" text:continue-numbering="false">
        <text:list-item>
          <text:p text:style-name="Text_20_body">Agregue al nal de l un string ingresado por el usuario.
</text:p>
        </text:list-item>
        <text:list-item>
          <text:p text:style-name="Text_20_body">Solicite al usuario un elemento y cuente la cantidad de veces que
</text:p>
        </text:list-item>
      </text:list>
      <text:p text:style-name="Text_20_body">aparece dicho elemento en l.
</text:p>
      <text:list text:style-name="OrgNumberedList" text:continue-numbering="false">
        <text:list-item>
          <text:p text:style-name="Text_20_body">Pida al usuario una lista s e incorporela al nal de l.
</text:p>
        </text:list-item>
        <text:list-item>
          <text:p text:style-name="Text_20_body">Invierta la lista l.
</text:p>
        </text:list-item>
      </text:list>
      <text:p text:style-name="OrgSrcBlockLastLine"/>
      <text:h text:style-name="Heading_20_1" text:outline-level="1" text:is-list-header="false">
<text:bookmark-start text:name="OrgXref.org6cba8e3"/>
<text:bookmark text:name="org6cba8e3"/>Ejercicio 16:
<text:bookmark-end text:name="OrgXref.org6cba8e3"/></text:h>
      <text:p text:style-name="Text_20_body">Construya un programa que:
</text:p>
      <text:list text:style-name="OrgNumberedList" text:continue-numbering="false">
        <text:list-item>
          <text:p text:style-name="Text_20_body">Permita que el usuario ingrese una lista l de números enteros l.
</text:p>
        </text:list-item>
        <text:list-item>
          <text:p text:style-name="Text_20_body">Ordene la lista
</text:p>
        </text:list-item>
        <text:list-item>
          <text:p text:style-name="Text_20_body">Almacene en la variable mayor el mayor elemento de la lista
</text:p>
        </text:list-item>
        <text:list-item>
          <text:p text:style-name="Text_20_body">Almacene en la variable menor el menor elemento de la lista.
</text:p>
        </text:list-item>
        <text:list-item>
          <text:p text:style-name="Text_20_body">Imprima por pantalla la lista l y el elemento mayor y el elemento
</text:p>
        </text:list-item>
      </text:list>
      <text:p text:style-name="Text_20_body">menor.
</text:p>
      <text:p text:style-name="OrgSrcBlockLastLine"/>
      <text:h text:style-name="Heading_20_1" text:outline-level="1" text:is-list-header="false">
<text:bookmark-start text:name="OrgXref.org458f5a9"/>
<text:bookmark text:name="org458f5a9"/>Ejercicio 17:
<text:bookmark-end text:name="OrgXref.org458f5a9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una lista l.
</text:p>
        </text:list-item>
        <text:list-item>
          <text:p text:style-name="Text_20_body">Pida al usuario en elemento e.
</text:p>
        </text:list-item>
        <text:list-item>
          <text:p text:style-name="Text_20_body">Pida al usuario una posición p válida.
</text:p>
        </text:list-item>
        <text:list-item>
          <text:p text:style-name="Text_20_body">Inserte en la lista l el elemento e en la posición p.
</text:p>
        </text:list-item>
      </text:list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KeywordFace" style:family="text">
      <style:text-properties fo:color="#b2b2b2"/>
    </style:style>
    <style:style style:name="OrgSrcRainbowDelimitersDepth2Face" style:family="text">
      <style:text-properties fo:color="#bc6ec5"/>
    </style:style>
    <style:style style:name="OrgSrcFontLockBuiltinFace" style:family="text">
      <style:text-properties fo:color="#4f97d7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FontLockStringFace" style:family="text">
      <style:text-properties fo:color="#2d9574"/>
    </style:style>
    <style:style style:name="OrgSrcRainbowDelimitersDepth1Face" style:family="text">
      <style:text-properties fo:color="#4f97d7"/>
    </style:style>
    <style:style style:name="OrgSrcFontLockVariableNameFace" style:family="text">
      <style:text-properties fo:color="#7590db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uan Jose Della Vecchia</dc:creator>
    <meta:initial-creator>Juan Jose Della Vecchia</meta:initial-creator>
    <dc:date>2023-06-05T08:04:56</dc:date>
    <meta:creation-date>2023-06-05T08:04:56</meta:creation-date>
    <meta:generator>Emacs 28.2 (Org mode 9.5.5)</meta:generator>
    <meta:keyword/>
    <dc:subject/>
    <dc:title>Práctico Nro. 3.2: Tipos de Dato Colección - Listas</dc:title>
  </office:meta>
</office:document-meta>
</file>